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Text_20_body">
      <style:paragraph-properties fo:text-align="center" style:justify-single-word="false"/>
      <style:text-properties fo:font-size="60pt" fo:language="en" fo:country="US" fo:font-weight="normal" officeooo:rsid="001b0be8" officeooo:paragraph-rsid="001b0be8" style:font-size-asian="52.5pt" style:font-weight-asian="normal" style:font-size-complex="60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6pt" fo:language="en" fo:country="US" fo:font-weight="bold" officeooo:rsid="001b0be8" officeooo:paragraph-rsid="001b0be8" style:font-size-asian="14pt" style:font-weight-asian="bold" style:font-size-complex="16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6pt" fo:language="en" fo:country="US" fo:font-weight="bold" officeooo:rsid="00211a2a" officeooo:paragraph-rsid="00211a2a" style:font-size-asian="14pt" style:font-weight-asian="bold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6pt" fo:language="en" fo:country="US" fo:font-weight="bold" officeooo:rsid="00211a2a" officeooo:paragraph-rsid="00211a2a" style:font-size-asian="14pt" style:font-weight-asian="bold" style:font-size-complex="16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6pt" fo:language="en" fo:country="US" fo:font-weight="bold" officeooo:rsid="00211a2a" officeooo:paragraph-rsid="00211a2a" style:font-size-asian="14pt" style:font-weight-asian="bold" style:font-size-complex="16pt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size="16pt" fo:language="en" fo:country="US" fo:font-weight="bold" officeooo:rsid="00229211" officeooo:paragraph-rsid="00229211" style:font-size-asian="14pt" style:font-weight-asian="bold" style:font-size-complex="16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ize="16pt" fo:language="en" fo:country="US" fo:font-weight="bold" officeooo:rsid="00268db6" officeooo:paragraph-rsid="00268db6" style:font-size-asian="14pt" style:font-weight-asian="bold" style:font-size-complex="16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6pt" fo:language="en" fo:country="US" fo:font-weight="bold" officeooo:rsid="001f199e" officeooo:paragraph-rsid="001f199e" style:font-size-asian="14pt" style:font-weight-asian="bold" style:font-size-complex="16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6pt" fo:language="en" fo:country="US" fo:font-weight="bold" officeooo:rsid="002a9dd2" officeooo:paragraph-rsid="002c710f" style:font-size-asian="14pt" style:font-weight-asian="bold" style:font-size-complex="16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size="16pt" fo:language="en" fo:country="US" fo:font-weight="bold" officeooo:rsid="002cac0d" officeooo:paragraph-rsid="002cac0d" style:font-size-asian="14pt" style:font-weight-asian="bold" style:font-size-complex="16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6pt" fo:language="en" fo:country="US" fo:font-weight="bold" officeooo:rsid="00268db6" officeooo:paragraph-rsid="00268db6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6pt" fo:language="en" fo:country="US" fo:font-weight="bold" officeooo:rsid="003c3999" officeooo:paragraph-rsid="003c3999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6pt" fo:language="en" fo:country="US" fo:font-weight="normal" officeooo:rsid="001b0be8" officeooo:paragraph-rsid="001b0be8" style:font-size-asian="14pt" style:font-weight-asian="normal" style:font-size-complex="16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4pt" fo:language="en" fo:country="US" fo:font-weight="bold" officeooo:rsid="001b0be8" officeooo:paragraph-rsid="001b0be8" style:font-size-asian="12.25pt" style:font-weight-asian="bold" style:font-size-complex="14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4pt" fo:language="en" fo:country="US" fo:font-weight="bold" officeooo:rsid="001d57ea" officeooo:paragraph-rsid="001d57ea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ize="14pt" fo:language="en" fo:country="US" fo:font-weight="bold" officeooo:rsid="001d57ea" officeooo:paragraph-rsid="003cc6a0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4pt" fo:language="en" fo:country="US" fo:font-weight="bold" officeooo:rsid="001f5cea" officeooo:paragraph-rsid="001f5cea" style:font-size-asian="12.25pt" style:font-weight-asian="bold" style:font-size-complex="14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size="14pt" fo:language="en" fo:country="US" fo:font-weight="bold" officeooo:rsid="00211a2a" officeooo:paragraph-rsid="00211a2a" style:font-size-asian="12.25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4pt" fo:language="en" fo:country="US" fo:font-weight="bold" officeooo:rsid="00268db6" officeooo:paragraph-rsid="00268db6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14pt" fo:language="en" fo:country="US" fo:font-weight="bold" officeooo:rsid="0027a1f0" officeooo:paragraph-rsid="00268db6" style:font-size-asian="12.25pt" style:font-weight-asian="bold" style:font-size-complex="14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size="14pt" fo:language="en" fo:country="US" fo:font-weight="bold" officeooo:rsid="0027a1f0" officeooo:paragraph-rsid="0027a1f0" style:font-size-asian="12.25pt" style:font-weight-asian="bold" style:font-size-complex="14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4pt" fo:language="en" fo:country="US" fo:font-weight="bold" officeooo:rsid="0027a1f0" officeooo:paragraph-rsid="003a7bcd" style:font-size-asian="12.25pt" style:font-weight-asian="bold" style:font-size-complex="14pt" style:font-weight-complex="bold"/>
    </style:style>
    <style:style style:name="P24" style:family="paragraph" style:parent-style-name="Text_20_body">
      <style:paragraph-properties fo:line-height="115%" fo:text-align="justify" style:justify-single-word="false"/>
      <style:text-properties fo:font-size="14pt" fo:language="en" fo:country="US" fo:font-weight="bold" officeooo:rsid="0038a01e" officeooo:paragraph-rsid="0038a01e" style:font-size-asian="12.25pt" style:font-weight-asian="bold" style:font-size-complex="14pt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size="14pt" fo:language="en" fo:country="US" fo:font-weight="bold" officeooo:rsid="003c3999" officeooo:paragraph-rsid="003c3999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211a2a" officeooo:paragraph-rsid="00211a2a" style:font-size-asian="12.25pt" style:font-weight-asian="normal" style:font-size-complex="14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229211" officeooo:paragraph-rsid="00229211" style:font-size-asian="12.25pt" style:font-weight-asian="normal" style:font-size-complex="14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233fb3" officeooo:paragraph-rsid="00233fb3" style:font-size-asian="12.25pt" style:font-weight-asian="normal" style:font-size-complex="14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233fb3" officeooo:paragraph-rsid="00352578" style:font-size-asian="12.25pt" style:font-weight-asian="normal" style:font-size-complex="14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fo:font-size="14pt" fo:language="en" fo:country="US" fo:font-weight="normal" officeooo:rsid="00233fb3" officeooo:paragraph-rsid="00233fb3" style:font-size-asian="12.25pt" style:font-weight-asian="normal" style:font-size-complex="14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24a254" officeooo:paragraph-rsid="0024a254" style:font-size-asian="12.25pt" style:font-weight-asian="normal" style:font-size-complex="14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4pt" fo:language="en" fo:country="US" fo:font-weight="normal" officeooo:rsid="001d57ea" officeooo:paragraph-rsid="001d57ea" style:font-size-asian="12.25pt" style:font-weight-asian="normal" style:font-size-complex="14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1f5cea" officeooo:paragraph-rsid="00211a2a" style:font-size-asian="12.25pt" style:font-weight-asian="normal" style:font-size-complex="14pt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1f5cea" officeooo:paragraph-rsid="00229211" style:font-size-asian="12.25pt" style:font-weight-asian="normal" style:font-size-complex="14pt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268db6" officeooo:paragraph-rsid="00268db6" style:font-size-asian="12.25pt" style:font-weight-asian="normal" style:font-size-complex="14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29357c" officeooo:paragraph-rsid="0027a1f0" style:font-size-asian="12.25pt" style:font-weight-asian="normal" style:font-size-complex="14pt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29357c" officeooo:paragraph-rsid="0029357c" style:font-size-asian="12.25pt" style:font-weight-asian="normal" style:font-size-complex="14pt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2a9dd2" officeooo:paragraph-rsid="002c710f" style:font-size-asian="12.25pt" style:font-weight-asian="normal" style:font-size-complex="14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2c710f" officeooo:paragraph-rsid="002c710f" style:font-size-asian="12.25pt" style:font-weight-asian="normal" style:font-size-complex="14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2cac0d" officeooo:paragraph-rsid="002cac0d" style:font-size-asian="12.25pt" style:font-weight-asian="normal" style:font-size-complex="14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34a5e7" officeooo:paragraph-rsid="0034a5e7" style:font-size-asian="12.25pt" style:font-weight-asian="normal" style:font-size-complex="14pt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352578" officeooo:paragraph-rsid="00233fb3" style:font-size-asian="12.25pt" style:font-weight-asian="normal" style:font-size-complex="14pt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352578" officeooo:paragraph-rsid="00352578" style:font-size-asian="12.25pt" style:font-weight-asian="normal" style:font-size-complex="14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size="14pt" fo:language="en" fo:country="US" fo:font-weight="normal" officeooo:rsid="003c3999" officeooo:paragraph-rsid="003c3999" style:font-size-asian="12.25pt" style:font-weight-asian="normal" style:font-size-complex="14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size="14pt" fo:language="en" fo:country="US" fo:font-weight="normal" officeooo:rsid="003cc6a0" officeooo:paragraph-rsid="003cc6a0" style:font-size-asian="12.25pt" style:font-weight-asian="normal" style:font-size-complex="14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size="18pt" fo:language="en" fo:country="US" fo:font-weight="bold" officeooo:rsid="001f199e" officeooo:paragraph-rsid="001f199e" style:font-size-asian="15.75pt" style:font-weight-asian="bold" style:font-size-complex="18pt" style:font-weight-complex="bold"/>
    </style:style>
    <style:style style:name="P47" style:family="paragraph" style:parent-style-name="Text_20_body">
      <style:paragraph-properties fo:text-align="center" style:justify-single-word="false"/>
      <style:text-properties fo:font-size="18pt" fo:language="en" fo:country="US" fo:font-weight="bold" officeooo:rsid="00211a2a" officeooo:paragraph-rsid="00211a2a" style:font-size-asian="15.75pt" style:font-weight-asian="bold" style:font-size-complex="18pt" style:font-weight-complex="bold"/>
    </style:style>
    <style:style style:name="P48" style:family="paragraph" style:parent-style-name="Text_20_body">
      <style:paragraph-properties fo:text-align="justify" style:justify-single-word="false"/>
      <style:text-properties fo:font-size="18pt" fo:language="en" fo:country="US" fo:font-weight="bold" officeooo:rsid="00229211" officeooo:paragraph-rsid="00229211" style:font-size-asian="15.75pt" style:font-weight-asian="bold" style:font-size-complex="18pt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font-size="18pt" fo:language="en" fo:country="US" fo:font-weight="bold" officeooo:rsid="00268db6" officeooo:paragraph-rsid="00268db6" style:font-size-asian="15.75pt" style:font-weight-asian="bold" style:font-size-complex="18pt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font-size="18pt" fo:language="en" fo:country="US" fo:font-weight="bold" officeooo:rsid="0029357c" officeooo:paragraph-rsid="002c710f" style:font-size-asian="15.75pt" style:font-weight-asian="bold" style:font-size-complex="18pt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font-size="18pt" fo:language="en" fo:country="US" fo:font-weight="bold" officeooo:rsid="002cac0d" officeooo:paragraph-rsid="002cac0d" style:font-size-asian="15.75pt" style:font-weight-asian="bold" style:font-size-complex="18pt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size="18pt" fo:font-weight="bold" officeooo:rsid="002cac0d" officeooo:paragraph-rsid="002cac0d" style:font-size-asian="15.75pt" style:font-weight-asian="bold" style:font-size-complex="18pt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language="en" fo:country="US" officeooo:paragraph-rsid="001f5cea"/>
    </style:style>
    <style:style style:name="P54" style:family="paragraph" style:parent-style-name="Text_20_body">
      <style:paragraph-properties fo:text-align="justify" style:justify-single-word="false"/>
      <style:text-properties fo:language="en" fo:country="US" officeooo:rsid="001f5cea" officeooo:paragraph-rsid="001f199e"/>
    </style:style>
    <style:style style:name="P55" style:family="paragraph" style:parent-style-name="Text_20_body">
      <style:paragraph-properties fo:text-align="justify" style:justify-single-word="false"/>
      <style:text-properties fo:language="en" fo:country="US" officeooo:rsid="001f5cea" officeooo:paragraph-rsid="001f5cea"/>
    </style:style>
    <style:style style:name="P56" style:family="paragraph" style:parent-style-name="Text_20_body">
      <style:paragraph-properties fo:text-align="center" style:justify-single-word="false"/>
      <style:text-properties fo:font-weight="bold" officeooo:rsid="00268db6" officeooo:paragraph-rsid="00268db6" style:font-weight-asian="bold" style:font-weight-complex="bold"/>
    </style:style>
    <style:style style:name="P57" style:family="paragraph" style:parent-style-name="Text_20_body">
      <style:paragraph-properties fo:text-align="justify" style:justify-single-word="false"/>
      <style:text-properties officeooo:paragraph-rsid="001f5cea"/>
    </style:style>
    <style:style style:name="P58" style:family="paragraph" style:parent-style-name="Text_20_body">
      <style:paragraph-properties fo:text-align="justify" style:justify-single-word="false"/>
      <style:text-properties fo:font-size="12pt" fo:font-weight="normal" officeooo:rsid="00211a2a" officeooo:paragraph-rsid="00211a2a" style:font-size-asian="10.5pt" style:font-weight-asian="normal" style:font-size-complex="12pt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font-size="12pt" fo:language="en" fo:country="US" fo:font-weight="normal" officeooo:rsid="00211a2a" officeooo:paragraph-rsid="00211a2a" style:font-size-asian="10.5pt" style:font-weight-asian="normal" style:font-size-complex="12pt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font-weight="normal" officeooo:rsid="0027a1f0" officeooo:paragraph-rsid="0027a1f0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font-weight="normal" officeooo:rsid="0027a1f0" officeooo:paragraph-rsid="003a7bcd" style:font-weight-asian="normal" style:font-weight-complex="normal"/>
    </style:style>
    <style:style style:name="P62" style:family="paragraph" style:parent-style-name="Text_20_body">
      <style:paragraph-properties fo:text-align="start" style:justify-single-word="false" fo:break-before="page"/>
      <style:text-properties fo:font-size="18pt" fo:language="en" fo:country="US" fo:font-weight="bold" officeooo:rsid="001f199e" officeooo:paragraph-rsid="001f199e" style:font-size-asian="15.75pt" style:font-weight-asian="bold" style:font-size-complex="18pt" style:font-weight-complex="bold"/>
    </style:style>
    <style:style style:name="P63" style:family="paragraph" style:parent-style-name="Text_20_body">
      <style:paragraph-properties fo:text-align="justify" style:justify-single-word="false" fo:break-before="page"/>
      <style:text-properties fo:font-size="18pt" fo:language="en" fo:country="US" fo:font-weight="bold" officeooo:rsid="00229211" officeooo:paragraph-rsid="00229211" style:font-size-asian="15.75pt" style:font-weight-asian="bold" style:font-size-complex="18pt" style:font-weight-complex="bold"/>
    </style:style>
    <style:style style:name="P64" style:family="paragraph" style:parent-style-name="Text_20_body">
      <style:paragraph-properties fo:text-align="justify" style:justify-single-word="false" fo:break-before="page"/>
      <style:text-properties fo:font-size="18pt" fo:language="en" fo:country="US" fo:font-weight="bold" officeooo:rsid="00268db6" officeooo:paragraph-rsid="00268db6" style:font-size-asian="15.75pt" style:font-weight-asian="bold" style:font-size-complex="18pt" style:font-weight-complex="bold"/>
    </style:style>
    <style:style style:name="P65" style:family="paragraph" style:parent-style-name="Text_20_body">
      <style:paragraph-properties fo:text-align="justify" style:justify-single-word="false" fo:break-before="page"/>
      <style:text-properties fo:font-size="16pt" fo:language="en" fo:country="US" fo:font-weight="bold" officeooo:rsid="00229211" officeooo:paragraph-rsid="00229211" style:font-size-asian="14pt" style:font-weight-asian="bold" style:font-size-complex="16pt" style:font-weight-complex="bold"/>
    </style:style>
    <style:style style:name="P66" style:family="paragraph" style:parent-style-name="Text_20_body">
      <style:paragraph-properties fo:text-align="start" style:justify-single-word="false" fo:break-before="page"/>
      <style:text-properties fo:font-size="16pt" fo:language="en" fo:country="US" fo:font-weight="bold" officeooo:rsid="00211a2a" officeooo:paragraph-rsid="00211a2a" style:font-size-asian="14pt" style:font-weight-asian="bold" style:font-size-complex="16pt" style:font-weight-complex="bold"/>
    </style:style>
    <style:style style:name="P67" style:family="paragraph" style:parent-style-name="Text_20_body">
      <style:paragraph-properties fo:text-align="justify" style:justify-single-word="false" fo:break-before="page"/>
      <style:text-properties fo:font-size="16pt" fo:language="en" fo:country="US" fo:font-weight="bold" officeooo:rsid="0029357c" officeooo:paragraph-rsid="002c710f" style:font-size-asian="16pt" style:font-weight-asian="bold" style:font-size-complex="16pt" style:font-weight-complex="bold"/>
    </style:style>
    <style:style style:name="P68" style:family="paragraph" style:parent-style-name="Text_20_body">
      <style:paragraph-properties fo:text-align="justify" style:justify-single-word="false" fo:break-before="page"/>
      <style:text-properties fo:font-size="16pt" fo:language="en" fo:country="US" fo:font-weight="bold" officeooo:rsid="002cac0d" officeooo:paragraph-rsid="002cac0d" style:font-size-asian="16pt" style:font-weight-asian="bold" style:font-size-complex="16pt" style:font-weight-complex="bold"/>
    </style:style>
    <style:style style:name="P69" style:family="paragraph" style:parent-style-name="Text_20_body">
      <style:paragraph-properties fo:text-align="center" style:justify-single-word="false" fo:break-before="page"/>
      <style:text-properties fo:font-size="16pt" fo:language="en" fo:country="US" fo:font-weight="bold" officeooo:rsid="003c3999" officeooo:paragraph-rsid="003c3999" style:font-size-asian="16pt" style:font-weight-asian="bold" style:font-size-complex="16pt" style:font-weight-complex="bold"/>
    </style:style>
    <style:style style:name="P70" style:family="paragraph" style:parent-style-name="Text_20_body">
      <style:paragraph-properties fo:text-align="justify" style:justify-single-word="false" fo:break-before="page"/>
      <style:text-properties fo:font-size="16pt" fo:font-weight="bold" officeooo:rsid="002c710f" officeooo:paragraph-rsid="002c710f" style:font-size-asian="16pt" style:font-weight-asian="bold" style:font-size-complex="16pt" style:font-weight-complex="bold"/>
    </style:style>
    <style:style style:name="P71" style:family="paragraph" style:parent-style-name="Heading_20_5">
      <style:paragraph-properties fo:text-align="center" style:justify-single-word="false"/>
      <style:text-properties fo:font-size="60pt" fo:language="en" fo:country="US" officeooo:rsid="001b0be8" officeooo:paragraph-rsid="001b0be8" style:font-size-asian="52.5pt" style:font-size-complex="60pt"/>
    </style:style>
    <style:style style:name="P72" style:family="paragraph" style:parent-style-name="Text_20_body">
      <style:paragraph-properties fo:text-align="start" style:justify-single-word="false"/>
      <style:text-properties fo:font-size="14pt" fo:language="en" fo:country="US" fo:font-weight="normal" officeooo:rsid="00361cf8" officeooo:paragraph-rsid="001d57ea" style:font-size-asian="12.25pt" style:font-weight-asian="normal" style:font-size-complex="14pt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27eadd" officeooo:paragraph-rsid="0027a1f0" style:font-size-asian="12.25pt" style:font-weight-asian="normal" style:font-size-complex="14pt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27eadd" officeooo:paragraph-rsid="003a7bcd" style:font-size-asian="12.25pt" style:font-weight-asian="normal" style:font-size-complex="14pt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1f5cea" officeooo:paragraph-rsid="00229211" style:font-size-asian="12.25pt" style:font-weight-asian="normal" style:font-size-complex="14pt" style:font-weight-complex="normal"/>
    </style:style>
    <style:style style:name="P76" style:family="paragraph" style:parent-style-name="Text_20_body" style:list-style-name="L1">
      <style:paragraph-properties fo:text-align="justify" style:justify-single-word="false"/>
      <style:text-properties fo:font-size="14pt" fo:language="en" fo:country="US" fo:font-weight="bold" officeooo:rsid="00268db6" officeooo:paragraph-rsid="00268db6" style:font-size-asian="12.25pt" style:font-weight-asian="bold" style:font-size-complex="14pt" style:font-weight-complex="bold"/>
    </style:style>
    <style:style style:name="P77" style:family="paragraph" style:parent-style-name="Text_20_body" style:list-style-name="L2">
      <style:paragraph-properties fo:text-align="justify" style:justify-single-word="false"/>
      <style:text-properties fo:font-size="14pt" fo:language="en" fo:country="US" fo:font-weight="bold" officeooo:rsid="0027a1f0" officeooo:paragraph-rsid="0027a1f0" style:font-size-asian="12.25pt" style:font-weight-asian="bold" style:font-size-complex="14pt" style:font-weight-complex="bold"/>
    </style:style>
    <style:style style:name="P78" style:family="paragraph" style:parent-style-name="Text_20_body">
      <style:paragraph-properties fo:text-align="justify" style:justify-single-word="false"/>
      <style:text-properties fo:font-size="14pt" fo:language="en" fo:country="US" fo:font-weight="bold" officeooo:rsid="003deb4f" officeooo:paragraph-rsid="003deb4f" style:font-size-asian="12.25pt" style:font-weight-asian="bold" style:font-size-complex="14pt" style:font-weight-complex="bold"/>
    </style:style>
    <style:style style:name="P79" style:family="paragraph" style:parent-style-name="Text_20_body">
      <style:paragraph-properties fo:text-align="center" style:justify-single-word="false"/>
      <style:text-properties fo:font-size="16pt" fo:language="en" fo:country="US" fo:font-weight="bold" officeooo:rsid="002a9dd2" officeooo:paragraph-rsid="002c710f" style:font-size-asian="16pt" style:font-weight-asian="bold" style:font-size-complex="16pt" style:font-weight-complex="bold"/>
    </style:style>
    <style:style style:name="P80" style:family="paragraph" style:parent-style-name="Text_20_body">
      <style:paragraph-properties fo:text-align="center" style:justify-single-word="false"/>
      <style:text-properties fo:font-size="16pt" fo:language="en" fo:country="US" fo:font-weight="bold" officeooo:rsid="002c710f" officeooo:paragraph-rsid="002c710f" style:font-size-asian="14pt" style:font-weight-asian="bold" style:font-size-complex="16pt" style:font-weight-complex="bold"/>
    </style:style>
    <style:style style:name="P81" style:family="paragraph" style:parent-style-name="Text_20_body">
      <style:paragraph-properties fo:text-align="justify" style:justify-single-word="false" fo:break-before="page"/>
      <style:text-properties fo:font-size="16pt" fo:language="en" fo:country="US" fo:font-weight="bold" officeooo:rsid="00352578" officeooo:paragraph-rsid="00352578" style:font-size-asian="14pt" style:font-weight-asian="bold" style:font-size-complex="16pt" style:font-weight-complex="bold"/>
    </style:style>
    <style:style style:name="P82" style:family="paragraph" style:parent-style-name="Text_20_body">
      <style:paragraph-properties fo:text-align="center" style:justify-single-word="false" fo:break-before="page"/>
      <style:text-properties fo:font-size="16pt" fo:language="en" fo:country="US" fo:font-weight="bold" officeooo:rsid="0029357c" officeooo:paragraph-rsid="0027a1f0" style:font-size-asian="16pt" style:font-weight-asian="bold" style:font-size-complex="16pt" style:font-weight-complex="bold"/>
    </style:style>
    <style:style style:name="P83" style:family="paragraph" style:parent-style-name="Text_20_body">
      <style:paragraph-properties fo:text-align="center" style:justify-single-word="false" fo:break-before="page"/>
      <style:text-properties fo:font-size="16pt" fo:language="en" fo:country="US" fo:font-weight="bold" officeooo:rsid="0029357c" officeooo:paragraph-rsid="0029357c" style:font-size-asian="16pt" style:font-weight-asian="bold" style:font-size-complex="16pt" style:font-weight-complex="bold"/>
    </style:style>
    <style:style style:name="P84" style:family="paragraph" style:parent-style-name="Text_20_body" style:list-style-name="L2">
      <style:paragraph-properties fo:text-align="justify" style:justify-single-word="false" fo:break-before="page"/>
      <style:text-properties fo:font-size="14pt" fo:language="en" fo:country="US" fo:font-weight="bold" officeooo:rsid="0027a1f0" officeooo:paragraph-rsid="0027a1f0" style:font-size-asian="12.25pt" style:font-weight-asian="bold" style:font-size-complex="14pt" style:font-weight-complex="bold"/>
    </style:style>
    <style:style style:name="P85" style:family="paragraph">
      <loext:graphic-properties draw:fill="none" draw:fill-color="#ffffff"/>
      <style:text-properties fo:font-size="12pt"/>
    </style:style>
    <style:style style:name="P86" style:family="paragraph">
      <style:paragraph-properties fo:text-align="center"/>
    </style:style>
    <style:style style:name="P8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8" style:family="paragraph">
      <loext:graphic-properties draw:fill="none" draw:fill-color="#ffffff"/>
    </style:style>
    <style:style style:name="P89" style:family="paragraph">
      <loext:graphic-properties draw:fill-color="#000000"/>
    </style:style>
    <style:style style:name="P90" style:family="paragraph">
      <loext:graphic-properties draw:fill-color="#cccccc"/>
      <style:paragraph-properties fo:text-align="center"/>
    </style:style>
    <style:style style:name="P91" style:family="paragraph">
      <loext:graphic-properties draw:fill-color="#cccccc"/>
    </style:style>
    <style:style style:name="P92" style:family="paragraph">
      <loext:graphic-properties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1a7a" style:font-weight-asian="normal" style:font-weight-complex="normal"/>
    </style:style>
    <style:style style:name="T3" style:family="text">
      <style:text-properties fo:font-weight="normal" officeooo:rsid="001f199e" style:font-weight-asian="normal" style:font-weight-complex="normal"/>
    </style:style>
    <style:style style:name="T4" style:family="text">
      <style:text-properties fo:font-weight="normal" officeooo:rsid="00229211" style:font-weight-asian="normal" style:font-weight-complex="normal"/>
    </style:style>
    <style:style style:name="T5" style:family="text">
      <style:text-properties fo:font-weight="normal" officeooo:rsid="002c710f" style:font-weight-asian="normal" style:font-weight-complex="normal"/>
    </style:style>
    <style:style style:name="T6" style:family="text">
      <style:text-properties fo:font-weight="normal" officeooo:rsid="00350868" style:font-weight-asian="normal" style:font-weight-complex="normal"/>
    </style:style>
    <style:style style:name="T7" style:family="text">
      <style:text-properties fo:font-weight="normal" officeooo:rsid="00361cf8" style:font-weight-asian="normal" style:font-weight-complex="normal"/>
    </style:style>
    <style:style style:name="T8" style:family="text">
      <style:text-properties fo:font-weight="normal" officeooo:rsid="003c3999" style:font-weight-asian="normal" style:font-weight-complex="normal"/>
    </style:style>
    <style:style style:name="T9" style:family="text">
      <style:text-properties fo:font-weight="normal" officeooo:rsid="003cc6a0" style:font-weight-asian="normal" style:font-weight-complex="normal"/>
    </style:style>
    <style:style style:name="T10" style:family="text">
      <style:text-properties fo:font-weight="normal" officeooo:rsid="003da203" style:font-weight-asian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f5cea"/>
    </style:style>
    <style:style style:name="T13" style:family="text">
      <style:text-properties fo:language="en" fo:country="US" officeooo:rsid="003cc6a0"/>
    </style:style>
    <style:style style:name="T14" style:family="text">
      <style:text-properties officeooo:rsid="001f199e"/>
    </style:style>
    <style:style style:name="T15" style:family="text">
      <style:text-properties fo:font-size="16pt" style:font-size-asian="14pt" style:font-size-complex="16pt"/>
    </style:style>
    <style:style style:name="T16" style:family="text">
      <style:text-properties fo:font-size="16pt" fo:language="en" fo:country="US" style:font-size-asian="14pt" style:font-size-complex="16pt"/>
    </style:style>
    <style:style style:name="T17" style:family="text">
      <style:text-properties officeooo:rsid="001f5cea"/>
    </style:style>
    <style:style style:name="T18" style:family="text">
      <style:text-properties fo:font-size="14pt" fo:language="en" fo:country="US" fo:font-weight="normal" officeooo:rsid="001f199e" style:font-size-asian="12.25pt" style:font-weight-asian="normal" style:font-size-complex="14pt" style:font-weight-complex="normal"/>
    </style:style>
    <style:style style:name="T19" style:family="text">
      <style:text-properties fo:font-size="14pt" fo:language="en" fo:country="US" fo:font-weight="normal" officeooo:rsid="001f5cea" style:font-size-asian="12.25pt" style:font-weight-asian="normal" style:font-size-complex="14pt" style:font-weight-complex="normal"/>
    </style:style>
    <style:style style:name="T20" style:family="text">
      <style:text-properties fo:font-size="14pt" fo:language="en" fo:country="US" style:font-size-asian="12.25pt" style:font-size-complex="14pt"/>
    </style:style>
    <style:style style:name="T21" style:family="text">
      <style:text-properties fo:font-size="14pt" fo:language="en" fo:country="US" officeooo:rsid="0027a1f0" style:font-size-asian="12.25pt" style:font-size-complex="14pt"/>
    </style:style>
    <style:style style:name="T22" style:family="text">
      <style:text-properties fo:font-size="14pt" fo:language="en" fo:country="US" officeooo:rsid="0027eadd" style:font-size-asian="12.25pt" style:font-size-complex="14pt"/>
    </style:style>
    <style:style style:name="T23" style:family="text">
      <style:text-properties fo:font-size="14pt" fo:language="en" fo:country="US" officeooo:rsid="00388fca" style:font-size-asian="12.25pt" style:font-size-complex="14pt"/>
    </style:style>
    <style:style style:name="T24" style:family="text">
      <style:text-properties fo:font-size="14pt" fo:language="en" fo:country="US" officeooo:rsid="003a7bcd" style:font-size-asian="12.25pt" style:font-size-complex="14pt"/>
    </style:style>
    <style:style style:name="T25" style:family="text">
      <style:text-properties officeooo:rsid="00229211"/>
    </style:style>
    <style:style style:name="T26" style:family="text">
      <style:text-properties officeooo:rsid="00233fb3"/>
    </style:style>
    <style:style style:name="T27" style:family="text">
      <style:text-properties officeooo:rsid="0024a254"/>
    </style:style>
    <style:style style:name="T28" style:family="text">
      <style:text-properties officeooo:rsid="002e64d0"/>
    </style:style>
    <style:style style:name="T29" style:family="text">
      <style:text-properties officeooo:rsid="0032f2dc"/>
    </style:style>
    <style:style style:name="T30" style:family="text">
      <style:text-properties officeooo:rsid="0033f93e"/>
    </style:style>
    <style:style style:name="T31" style:family="text">
      <style:text-properties fo:font-weight="bold" officeooo:rsid="00352012" style:font-weight-asian="bold" style:font-weight-complex="bold"/>
    </style:style>
    <style:style style:name="T32" style:family="text">
      <style:text-properties officeooo:rsid="00352012"/>
    </style:style>
    <style:style style:name="T33" style:family="text">
      <style:text-properties officeooo:rsid="00361cf8"/>
    </style:style>
    <style:style style:name="T34" style:family="text">
      <style:text-properties officeooo:rsid="003a7bcd"/>
    </style:style>
    <style:style style:name="T35" style:family="text">
      <style:text-properties officeooo:rsid="003c3999"/>
    </style:style>
    <style:style style:name="T36" style:family="text">
      <style:text-properties officeooo:rsid="003cc6a0"/>
    </style:style>
    <style:style style:name="T37" style:family="text">
      <style:text-properties officeooo:rsid="003deb4f"/>
    </style:style>
    <style:style style:name="T38" style:family="text">
      <style:text-properties fo:font-size="12pt"/>
    </style:style>
    <style:style style:name="T3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8.7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8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7.7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4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3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3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3.4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3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8.4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000000" draw:textarea-horizontal-align="justify" draw:textarea-vertical-align="middle" draw:auto-grow-height="false" fo:min-height="0.998cm" fo:min-width="0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-color="#cccccc" draw:textarea-horizontal-align="justify" draw:textarea-vertical-align="middle" draw:auto-grow-height="false" fo:min-height="1.535cm" fo:min-width="1.5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cccccc" draw:textarea-horizontal-align="justify" draw:textarea-vertical-align="middle" draw:auto-grow-height="false" fo:min-height="1.782cm" fo:min-width="1.49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cccccc" draw:textarea-horizontal-align="justify" draw:textarea-vertical-align="middle" draw:auto-grow-height="false" fo:min-height="0.669cm" fo:min-width="0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000000" draw:textarea-horizontal-align="justify" draw:textarea-vertical-align="middle" draw:auto-grow-height="false" fo:min-height="0.669cm" fo:min-width="0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1" text:outline-level="5"/>
      <text:h text:style-name="P71" text:outline-level="5"/>
      <text:h text:style-name="P71" text:outline-level="5"/>
      <text:h text:style-name="P71" text:outline-level="5"/>
      <text:h text:style-name="P71" text:outline-level="5">JsPhysics</text:h>
      <text:p text:style-name="P2"/>
      <text:p text:style-name="P2"/>
      <text:p text:style-name="P2"/>
      <text:p text:style-name="P14"/>
      <text:p text:style-name="P3"/>
      <text:p text:style-name="P3"><text:soft-page-break/>Index</text:p>
      <text:p text:style-name="P15"/>
      <text:p text:style-name="P16">Setting up JsPhysics<text:tab/><text:tab/><text:tab/><text:tab/><text:tab/><text:tab/><text:tab/><text:tab/></text:p>
      <text:p text:style-name="P32"><text:tab/>Downloading the library<text:tab/><text:tab/><text:tab/><text:tab/><text:tab/><text:tab/><text:tab/><text:tab/><text:tab/>3</text:p>
      <text:p text:style-name="P16"><text:span text:style-name="T1"><text:tab/>Adding to the project<text:tab/><text:tab/><text:tab/><text:tab/><text:tab/><text:tab/><text:tab/><text:tab/><text:tab/></text:span><text:span text:style-name="T4">4</text:span></text:p>
      <text:p text:style-name="P16"><text:span text:style-name="T1"><text:tab/>Initializing script<text:tab/><text:tab/><text:tab/><text:tab/><text:tab/><text:tab/><text:tab/><text:tab/><text:tab/><text:tab/></text:span><text:span text:style-name="T4">4</text:span></text:p>
      <text:p text:style-name="P16">Introduction</text:p>
      <text:p text:style-name="P16"><text:tab/><text:span text:style-name="T1">PhysicalObjects syste</text:span><text:span text:style-name="T3">m<text:tab/><text:tab/><text:tab/><text:tab/><text:tab/><text:tab/><text:tab/><text:tab/><text:tab/></text:span><text:span text:style-name="T4">5</text:span></text:p>
      <text:p text:style-name="P16"><text:span text:style-name="T4"><text:tab/><text:tab/></text:span><text:span text:style-name="T7">Collision of Custom Type PhysicalObjects<text:tab/><text:tab/><text:tab/><text:tab/><text:tab/>6</text:span></text:p>
      <text:p text:style-name="P72"><text:tab/>Environment constants<text:tab/><text:tab/><text:tab/><text:tab/><text:tab/><text:tab/><text:tab/><text:tab/><text:tab/>7</text:p>
      <text:p text:style-name="P16"><text:span text:style-name="T3"><text:tab/>Velocity, acceleration and gravity<text:tab/><text:tab/><text:tab/><text:tab/><text:tab/><text:tab/><text:tab/></text:span><text:span text:style-name="T7">8</text:span></text:p>
      <text:p text:style-name="P16">Library functions</text:p>
      <text:p text:style-name="P16"><text:tab/>PhysicalObjects</text:p>
      <text:p text:style-name="P16"><text:tab/><text:tab/><text:span text:style-name="T1">Creating PhysicalObjects<text:tab/><text:tab/><text:tab/><text:tab/><text:tab/><text:tab/><text:tab/></text:span><text:span text:style-name="T7">9</text:span></text:p>
      <text:p text:style-name="P16"><text:span text:style-name="T1"><text:tab/><text:tab/>Dealing with PhysicalObject’s prop</text:span><text:span text:style-name="T2">erties<text:tab/><text:tab/><text:tab/><text:tab/><text:tab/></text:span><text:span text:style-name="T7">1</text:span><text:span text:style-name="T10">1</text:span></text:p>
      <text:p text:style-name="P16"><text:span text:style-name="T2"><text:tab/><text:tab/></text:span><text:span text:style-name="T3">Deleting PhysicalObjects<text:tab/><text:tab/><text:tab/><text:tab/><text:tab/><text:tab/><text:tab/></text:span><text:span text:style-name="T6">1</text:span><text:span text:style-name="T10">2</text:span></text:p>
      <text:p text:style-name="P16"><text:tab/>Input</text:p>
      <text:p text:style-name="P16"><text:tab/><text:tab/><text:span text:style-name="T1">Adding inputs<text:tab/><text:tab/><text:tab/><text:tab/><text:tab/><text:tab/><text:tab/><text:tab/><text:tab/></text:span><text:span text:style-name="T5">1</text:span><text:span text:style-name="T10">3</text:span></text:p>
      <text:p text:style-name="P16"><text:span text:style-name="T1"><text:tab/></text:span><text:span text:style-name="T14">Collision</text:span></text:p>
      <text:p text:style-name="P17"><text:tab/><text:tab/><text:span text:style-name="T3">Adding collisions<text:tab/><text:tab/><text:tab/><text:tab/><text:tab/><text:tab/><text:tab/><text:tab/><text:tab/></text:span><text:span text:style-name="T5">1</text:span><text:span text:style-name="T10">4</text:span></text:p>
      <text:p text:style-name="P17"><text:span text:style-name="T7"><text:tab/><text:tab/></text:span><text:span text:style-name="T8">Setting up CustomPhysicalObject’s collision<text:tab/><text:tab/><text:tab/><text:tab/></text:span><text:span text:style-name="T9">1</text:span><text:span text:style-name="T10">5</text:span></text:p>
      <text:p text:style-name="P16"><text:span text:style-name="T3"><text:tab/></text:span><text:span text:style-name="T14">Loop</text:span></text:p>
      <text:p text:style-name="P16"><text:tab/><text:tab/><text:span text:style-name="T3">Adding functions to Loop<text:tab/><text:tab/><text:tab/><text:tab/><text:tab/><text:tab/><text:tab/></text:span><text:span text:style-name="T5">1</text:span><text:span text:style-name="T10">6</text:span></text:p>
      <text:p text:style-name="P62">Setting up JsPhysics</text:p>
      <text:p text:style-name="P46"/>
      <text:p text:style-name="P46"><text:tab/><text:span text:style-name="T15">Downloading the Library</text:span></text:p>
      <text:p text:style-name="P9"/>
      <text:p text:style-name="P18">By the GitHub Website</text:p>
      <text:p text:style-name="P57"><text:span text:style-name="T19">–</text:span><text:span text:style-name="T18"> </text:span><text:span text:style-name="T19">Go to </text:span><text:a xlink:type="simple" xlink:href="https://GitHub.com/MatheusTomazella/JsPhysics" text:style-name="Internet_20_link" text:visited-style-name="Visited_20_Internet_20_Link"><text:span text:style-name="T19">https://GitHub.com/MatheusTomazella/JsPhysics</text:span></text:a><text:span text:style-name="T11">;</text:span></text:p>
      <text:p text:style-name="P54">– Press the green button named “Clone or Download” and select “Download ZIP”;</text:p>
      <text:p text:style-name="P55">– Go to where you downloaded ( by default the folder “Download” );</text:p>
      <text:p text:style-name="P55">– Right click on the ZIP folder and select “Extract Here”;</text:p>
      <text:p text:style-name="P55">– Drag and drop the file “JsPhysics.js” to the root of your page directory.</text:p>
      <text:p text:style-name="P53"/>
      <text:p text:style-name="P19">By GitBash</text:p>
      <text:p text:style-name="P59"><text:span text:style-name="T17">– </text:span>Go to your page directory and right click the blank space;</text:p>
      <text:p text:style-name="P59"><text:span text:style-name="T17">– </text:span>Select “GitBash Here”;</text:p>
      <text:p text:style-name="P58"><text:span text:style-name="T12">– </text:span><text:span text:style-name="T11">Type “Git clone </text:span><text:a xlink:type="simple" xlink:href="https://github.com/matheustomazella/jsphysics.git" text:style-name="Internet_20_link" text:visited-style-name="Visited_20_Internet_20_Link"><text:span text:style-name="T11">https://github.com/matheustomazella/jsphysics.git</text:span></text:a><text:span text:style-name="T11">” and press enter;</text:span></text:p>
      <text:p text:style-name="P59"/>
      <text:p text:style-name="P47"><text:span text:style-name="T17">I</text:span>mportant: </text:p>
      <text:p text:style-name="P5">Make sure the file “JsPhysics.js” is on the root of your page’s directory.</text:p>
      <text:p text:style-name="P66"><text:tab/>Adding to the project</text:p>
      <text:p text:style-name="P6"/>
      <text:p text:style-name="P26"><text:span text:style-name="T17">– </text:span>Open your HTML file and add the library on the head tag by the code: “&lt;script src=”JsPhysics.js”&gt;”;</text:p>
      <text:p text:style-name="P26"/>
      <text:p text:style-name="P26"/>
      <text:p text:style-name="P4"><text:tab/><text:span text:style-name="T25">Initializing script</text:span></text:p>
      <text:p text:style-name="P4"/>
      <text:p text:style-name="P33">– On a new script tag, type “difineArea( canvasId, <text:span text:style-name="T37">resolutionMultplier</text:span> );</text:p>
      <text:p text:style-name="P34">– Make sure to add the quotation marks on the Id if it isn’t a variable;</text:p>
      <text:p text:style-name="P34">– Add the function “Loop()” and start programming!</text:p>
      <text:p text:style-name="P34"/>
      <text:p text:style-name="P78">Obs: <text:span text:style-name="T1">the canvas has a default width and height (300x150px). The resolutionMultiplier parameter multiplies this default size.</text:span></text:p>
      <text:p text:style-name="P63">Introduction</text:p>
      <text:p text:style-name="P48"/>
      <text:p text:style-name="P7"><text:tab/>PhysicalObjects System</text:p>
      <text:p text:style-name="P7"/>
      <text:p text:style-name="P27">All the library is based in a proper object type named <text:span text:style-name="T30">P</text:span>hysicalObject. It’s a simple object created by the user to keep all the information about a body.</text:p>
      <text:p text:style-name="P41">There are three types of objects, separated by the form: circular, square and custom. The basic structure for each one <text:span text:style-name="T34">is</text:span>:</text:p>
      <text:p text:style-name="P27"/>
      <text:p text:style-name="P27"/>
      <text:p text:style-name="P27"/>
      <text:p text:style-name="P27"><draw:frame text:anchor-type="paragraph" draw:z-index="0" draw:name="Forma1" draw:style-name="gr1" draw:text-style-name="P85" svg:width="6.42cm" svg:height="8.766cm" svg:x="0.734cm" svg:y="-0.009cm"><draw:text-box><text:p><text:span text:style-name="T38">Square:</text:span></text:p><text:p><text:span text:style-name="T38"><text:tab/></text:span><text:span text:style-name="T38">name: {</text:span></text:p><text:p><text:span text:style-name="T38"/></text:p><text:p><text:span text:style-name="T38"><text:s text:c="16"/></text:span><text:span text:style-name="T38">name: name,</text:span></text:p><text:p><text:span text:style-name="T38"><text:tab/></text:span><text:span text:style-name="T38"> <text:s text:c="3"/></text:span><text:span text:style-name="T38">type: square,</text:span></text:p><text:p><text:span text:style-name="T38"><text:tab/></text:span><text:span text:style-name="T38"><text:tab/></text:span><text:span text:style-name="T38"> <text:s text:c="3"/></text:span><text:span text:style-name="T38">color: drawingColor,</text:span></text:p><text:p><text:span text:style-name="T38"><text:s text:c="16"/></text:span><text:span text:style-name="T38">x: XaxisPosition, </text:span></text:p><text:p><text:span text:style-name="T38"><text:s text:c="16"/></text:span><text:span text:style-name="T38">y: YaxisPosition, </text:span></text:p><text:p><text:span text:style-name="T38"><text:s text:c="16"/></text:span><text:span text:style-name="T38">w: drawingWidth, </text:span></text:p><text:p><text:span text:style-name="T38"><text:s text:c="16"/></text:span><text:span text:style-name="T38">h: drawingHeight, </text:span></text:p><text:p><text:span text:style-name="T38"><text:s text:c="16"/></text:span><text:span text:style-name="T38">vx: velocityX,</text:span></text:p><text:p><text:span text:style-name="T38"><text:s text:c="16"/></text:span><text:span text:style-name="T38">vy: velocityY, </text:span></text:p><text:p><text:span text:style-name="T38"><text:s text:c="16"/></text:span><text:span text:style-name="T38">ax: accelerationX,</text:span></text:p><text:p><text:span text:style-name="T38"><text:s text:c="16"/></text:span><text:span text:style-name="T38">ay: accelerationY,</text:span></text:p><text:p><text:span text:style-name="T38"><text:s text:c="16"/></text:span><text:span text:style-name="T38">gravity: T/F,</text:span></text:p><text:p><text:span text:style-name="T38"><text:s text:c="16"/></text:span><text:span text:style-name="T38">collision: T/F</text:span></text:p><text:p><text:span text:style-name="T38"/></text:p><text:p><text:span text:style-name="T38"><text:s text:c="12"/></text:span><text:span text:style-name="T38">}</text:span></text:p></draw:text-box></draw:frame><draw:frame text:anchor-type="paragraph" draw:z-index="11" draw:name="Forma1" draw:style-name="gr12" draw:text-style-name="P85" svg:width="6.42cm" svg:height="8.496cm" svg:x="10.629cm" svg:y="-0.03cm"><draw:text-box><text:p><text:span text:style-name="T38">Circular:</text:span></text:p><text:p><text:span text:style-name="T38"><text:tab/></text:span><text:span text:style-name="T38">name: {</text:span></text:p><text:p><text:span text:style-name="T38"/></text:p><text:p><text:span text:style-name="T38"><text:s text:c="16"/></text:span><text:span text:style-name="T38">name: name,</text:span></text:p><text:p><text:span text:style-name="T38"><text:s text:c="16"/></text:span><text:span text:style-name="T38">type: circle,</text:span></text:p><text:p><text:span text:style-name="T38"><text:s text:c="16"/></text:span><text:span text:style-name="T38">color: drawingColor,</text:span></text:p><text:p><text:span text:style-name="T38"><text:s text:c="16"/></text:span><text:span text:style-name="T38">x: XaxisPosition, </text:span></text:p><text:p><text:span text:style-name="T38"><text:s text:c="16"/></text:span><text:span text:style-name="T38">y: YaxisPosition, </text:span></text:p><text:p><text:span text:style-name="T38"><text:s text:c="16"/></text:span><text:span text:style-name="T38">r: radius,</text:span></text:p><text:p><text:span text:style-name="T38"><text:s text:c="16"/></text:span><text:span text:style-name="T38">vx: velocityX,</text:span></text:p><text:p><text:span text:style-name="T38"><text:s text:c="16"/></text:span><text:span text:style-name="T38">vy: velocityY, </text:span></text:p><text:p><text:span text:style-name="T38"><text:s text:c="16"/></text:span><text:span text:style-name="T38">ax: accelerationX,</text:span></text:p><text:p><text:span text:style-name="T38"><text:s text:c="16"/></text:span><text:span text:style-name="T38">ay: accelerationY,</text:span></text:p><text:p><text:span text:style-name="T38"><text:s text:c="16"/></text:span><text:span text:style-name="T38">gravity: T/F,</text:span></text:p><text:p><text:span text:style-name="T38"><text:s text:c="16"/></text:span><text:span text:style-name="T38">collision: T/F</text:span></text:p><text:p><text:span text:style-name="T38"/></text:p><text:p><text:span text:style-name="T38"><text:s text:c="12"/></text:span><text:span text:style-name="T38">}</text:span>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text:anchor-type="paragraph" draw:z-index="12" draw:name="Forma1" draw:style-name="gr13" draw:text-style-name="P85" svg:width="10.515cm" svg:height="11.006cm" svg:x="3.586cm" svg:y="0.418cm"><draw:text-box><text:p><text:span text:style-name="T38">Custom:</text:span></text:p><text:p><text:span text:style-name="T38"><text:tab/></text:span><text:span text:style-name="T38">name: {</text:span></text:p><text:p><text:span text:style-name="T38"/></text:p><text:p><text:span text:style-name="T38"><text:s text:c="16"/></text:span><text:span text:style-name="T38">name: name,</text:span></text:p><text:p><text:span text:style-name="T38"><text:s text:c="16"/></text:span><text:span text:style-name="T38">type: custom,</text:span></text:p><text:p><text:span text:style-name="T38"><text:s text:c="16"/></text:span><text:span text:style-name="T38">drawing: function,</text:span></text:p><text:p><text:span text:style-name="T38"><text:s text:c="16"/></text:span><text:span text:style-name="T38">x: XaxisPosition,</text:span></text:p><text:p><text:span text:style-name="T38"><text:s text:c="16"/></text:span><text:span text:style-name="T38">y: YaxisPosition,</text:span></text:p><text:p><text:span text:style-name="T38"><text:s text:c="16"/></text:span><text:span text:style-name="T38">collisionType: square/circle,</text:span></text:p><text:p><text:span text:style-name="T38"><text:s text:c="16"/></text:span><text:span text:style-name="T38">collisionX: collisionXpoint,</text:span></text:p><text:p><text:span text:style-name="T38"><text:s text:c="16"/></text:span><text:span text:style-name="T38">collisionY: collisionYpoint,</text:span></text:p><text:p><text:span text:style-name="T38"><text:s text:c="16"/></text:span><text:span text:style-name="T38">collisionW: squareCollisionWidth,</text:span></text:p><text:p><text:span text:style-name="T38"><text:s text:c="16"/></text:span><text:span text:style-name="T38">collisionH: squareCollisionHeight,</text:span></text:p><text:p><text:span text:style-name="T38"><text:s text:c="16"/></text:span><text:span text:style-name="T38">collisionR: circularCollisionRadius,</text:span></text:p><text:p><text:span text:style-name="T38"><text:s text:c="16"/></text:span><text:span text:style-name="T38">vx: velocityX,</text:span></text:p><text:p><text:span text:style-name="T38"><text:s text:c="16"/></text:span><text:span text:style-name="T38">vy: velocityY, </text:span></text:p><text:p><text:span text:style-name="T38"><text:s text:c="16"/></text:span><text:span text:style-name="T38">ax: accelerationX,</text:span></text:p><text:p><text:span text:style-name="T38"><text:s text:c="16"/></text:span><text:span text:style-name="T38">ay: accelerationY,</text:span></text:p><text:p><text:span text:style-name="T38"><text:s text:c="16"/></text:span><text:span text:style-name="T38">gravity: T/F,</text:span></text:p><text:p><text:span text:style-name="T38"><text:s text:c="16"/></text:span><text:span text:style-name="T38">collision: T/F</text:span></text:p><text:p><text:span text:style-name="T38"/></text:p><text:p><text:span text:style-name="T38"><text:s text:c="12"/></text:span><text:span text:style-name="T38">}</text:span></text:p></draw:text-box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pan text:style-name="T32">The required </text:span><text:span text:style-name="T31">function </text:span><text:span text:style-name="T32">of the propriety </text:span><text:span text:style-name="T31">drawing </text:span><text:span text:style-name="T32">needs to draw the form of the body and will be called when the object is going to be rendered.</text:span></text:p>
      <text:p text:style-name="P28"/>
      <text:p text:style-name="P30"><text:tab/><text:span text:style-name="T31">Collision of Custom Type PhysicalObjects</text:span></text:p>
      <text:p text:style-name="P42"/>
      <text:p text:style-name="P43">There are algorithms on the library <text:span text:style-name="T33">only</text:span> to detect collision between circular and rectangular bodies. The custom bodies, because they have different <text:span text:style-name="T33">shapes</text:span>, need to adopt one of the two types of collision supported.</text:p>
      <text:p text:style-name="P28"/>
      <text:p text:style-name="P29"><draw:custom-shape text:anchor-type="paragraph" draw:z-index="13" draw:name="Forma12" draw:style-name="gr14" draw:text-style-name="P89" svg:width="1.493cm" svg:height="1.782cm" svg:x="5.031cm" svg:y="1.794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14" draw:name="Forma12" draw:style-name="gr14" draw:text-style-name="P89" svg:width="1.493cm" svg:height="1.782cm" svg:x="11.315cm" svg:y="1.66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15" draw:name="Forma13" draw:style-name="gr15" draw:text-style-name="P90" svg:width="2.232cm" svg:height="2.167cm" svg:x="4.63cm" svg:y="1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a14" draw:style-name="gr16" draw:text-style-name="P91" svg:width="1.493cm" svg:height="1.782cm" svg:x="11.315cm" svg:y="1.66cm"><text:p/><draw:enhanced-geometry svg:viewBox="0 0 21600 21600" draw:type="rectangle" draw:enhanced-path="M 0 0 L 21600 0 21600 21600 0 21600 0 0 Z N"/></draw:custom-shape><draw:custom-shape text:anchor-type="paragraph" draw:z-index="17" draw:name="Forma15" draw:style-name="gr17" draw:text-style-name="P90" svg:width="0.669cm" svg:height="0.669cm" svg:x="-0.046cm" svg:y="2.194cm"><text:p/><draw:enhanced-geometry svg:viewBox="0 0 21600 21600" draw:type="rectangle" draw:enhanced-path="M 0 0 L 21600 0 21600 21600 0 21600 0 0 Z N"/></draw:custom-shape><draw:custom-shape text:anchor-type="paragraph" draw:z-index="18" draw:name="Forma15" draw:style-name="gr18" draw:text-style-name="P92" svg:width="0.669cm" svg:height="0.669cm" svg:x="-0.046cm" svg:y="3.175cm"><text:p/><draw:enhanced-geometry svg:viewBox="0 0 21600 21600" draw:type="rectangle" draw:enhanced-path="M 0 0 L 21600 0 21600 21600 0 21600 0 0 Z N"/></draw:custom-shape><draw:frame text:anchor-type="paragraph" draw:z-index="19" draw:name="Forma16" draw:style-name="gr19" draw:text-style-name="P85" svg:width="1.828cm" svg:height="0.489cm" svg:x="0.801cm" svg:y="2.261cm"><draw:text-box><text:p><text:span text:style-name="T38">Collision</text:span></text:p></draw:text-box></draw:frame><draw:frame text:anchor-type="paragraph" draw:z-index="20" draw:name="Forma17" draw:style-name="gr20" draw:text-style-name="P88" svg:width="1.227cm" svg:height="0.514cm" svg:x="0.78cm" svg:y="3.33cm"><draw:text-box><text:p>Body</text:p></draw:text-box></draw:frame><text:tab/></text:p>
      <text:p text:style-name="P81"><text:tab/>Environment constants</text:p>
      <text:p text:style-name="P28"/>
      <text:p text:style-name="P28">There is also another object that keeps the data related to the environment of the canvas:</text:p>
      <text:p text:style-name="P27"/>
      <text:p text:style-name="P27"><draw:frame text:anchor-type="paragraph" draw:z-index="1" draw:name="Forma2" draw:style-name="gr2" draw:text-style-name="P85" svg:width="6.864cm" svg:height="3.813cm" svg:x="4.879cm" svg:y="-0.275cm"><draw:text-box><text:p><text:span text:style-name="T38">globalConstants = {</text:span></text:p><text:p><text:span text:style-name="T38"/></text:p><text:p><text:span text:style-name="T38"><text:s text:c="12"/></text:span><text:span text:style-name="T38">gravitationalacceleration: -0.2,</text:span></text:p><text:p><text:span text:style-name="T38"><text:s text:c="12"/></text:span><text:span text:style-name="T38">backgroundcolor: "white",</text:span></text:p><text:p><text:span text:style-name="T38"><text:s text:c="12"/></text:span><text:span text:style-name="T38">display: { h: 150, w: 300 }</text:span></text:p><text:p><text:span text:style-name="T38"/></text:p><text:p><text:span text:style-name="T38"><text:s text:c="8"/></text:span><text:span text:style-name="T38">}</text:span></text:p></draw:text-box></draw:frame></text:p>
      <text:p text:style-name="P27"/>
      <text:p text:style-name="P27"/>
      <text:p text:style-name="P27"/>
      <text:p text:style-name="P27"/>
      <text:p text:style-name="P28">All the object have their properties open to be changed by the user, so fell free to change, for example, the backgroundcolor propriety.</text:p>
      <text:p text:style-name="P65"><text:tab/><text:span text:style-name="T26">Velocity, acceleration and gravity</text:span></text:p>
      <text:p text:style-name="P7"/>
      <text:p text:style-name="P31">The canvas Y axis has higher values the lower the position, but the proprieties of velocity and acceleration use the more intuitive system, so a positive velocity makes the body go up.</text:p>
      <text:p text:style-name="P28">Each PhysicalObject has proprieties related to velocity and acceleration. The acceleration proprieties <text:span text:style-name="T28">increment</text:span> their respective velocities each frame, and the velocities the position ones.</text:p>
      <text:p text:style-name="P28">PhysicalObjects also have a property called gravity which keeps a boolean value. <text:span text:style-name="T27">If it’s “true” the Y axis velocity is incremented by the value of gravity, saved on the globalConstants object.</text:span></text:p>
      <text:p text:style-name="P64">Library functions</text:p>
      <text:p text:style-name="P49"/>
      <text:p text:style-name="P8"><text:tab/>Physical Objects</text:p>
      <text:p text:style-name="P12"/>
      <text:p text:style-name="P12">Creating PhysicalObejcts</text:p>
      <text:p text:style-name="P20"/>
      <text:p text:style-name="P35">To create a PhysicalObject you have two options:</text:p>
      <text:p text:style-name="P35"/>
      <text:list xml:id="list4238159383" text:style-name="L1">
        <text:list-item>
          <text:p text:style-name="P76">Creating manually</text:p>
        </text:list-item>
      </text:list>
      <text:p text:style-name="P35"/>
      <text:p text:style-name="P35">Use <text:span text:style-name="T30">ph</text:span>ysicalObjects[ obejctName ] = { propriety1: value, property2: value... } </text:p>
      <text:p text:style-name="P56"><text:span text:style-name="T20">Always make sure to use the </text:span><text:span text:style-name="T21">default parameters, other</text:span><text:span text:style-name="T23">wise</text:span><text:span text:style-name="T21"> it may cause some problems. </text:span><text:span text:style-name="T23">Y</text:span><text:span text:style-name="T21">ou still can add custom </text:span><text:span text:style-name="T23">proprieties</text:span><text:span text:style-name="T21">.</text:span></text:p>
      <text:p text:style-name="P21"><draw:frame text:anchor-type="paragraph" draw:z-index="4" draw:name="Forma5" draw:style-name="gr5" draw:text-style-name="P88" svg:width="16.244cm" svg:height="7.792cm" svg:x="0.556cm" svg:y="0.243cm"><draw:text-box><text:p>Example:</text:p><text:p/><text:p><text:tab/>Square: </text:p><text:p/><text:p><text:tab/><text:tab/>physicalObjects[“test”] = { name: ‘test’, type: ‘square’, color: ‘black’, x: 20, y: 75, w: <text:tab/>10, h: 10, gravity: true, collision: true };</text:p><text:p/><text:p><text:tab/>Circular: </text:p><text:p/><text:p><text:tab/><text:tab/>physicalObjects[“test”] = { name: ‘test’, type: ‘circle’, color: ‘black’, x: 20, y: 75, r: 5, <text:tab/>gravity: true, collision: true };</text:p><text:p/><text:p><text:tab/>Custom: </text:p><text:p/><text:p><text:tab/><text:tab/>physicalObjects[“test”] = { name: ‘test’, type: ‘custom’, x: 20, y: 75, drawing: draw, <text:tab/>gravity: true, collision: true };</text:p></draw:text-box></draw:frame></text:p>
      <text:p text:style-name="P21"/>
      <text:p text:style-name="P21"/>
      <text:list xml:id="list3674234346" text:style-name="L2">
        <text:list-header>
          <text:p text:style-name="P77"/>
          <text:p text:style-name="P77"/>
          <text:p text:style-name="P77"/>
          <text:p text:style-name="P77"/>
          <text:p text:style-name="P77"/>
          <text:p text:style-name="P77"/>
          <text:p text:style-name="P77"/>
        </text:list-header>
      </text:list>
      <text:p text:style-name="P24">Important: <text:span text:style-name="T1">the collision of custom PhysicalObejcts isn’t defined on its creation.<text:tab/><text:tab/>See </text:span>Collision – setCollision( ) <text:span text:style-name="T1">to know how to set it up.</text:span></text:p>
      <text:list xml:id="list131443316923724" text:continue-numbering="true" text:style-name="L2">
        <text:list-item>
          <text:p text:style-name="P84">Creating with the function<text:span text:style-name="T34">s</text:span></text:p>
        </text:list-item>
      </text:list>
      <text:p text:style-name="P22"/>
      <text:p text:style-name="P22"><text:tab/><text:tab/><text:tab/><text:span text:style-name="T34">Rectangular body</text:span></text:p>
      <text:p text:style-name="P60"><draw:frame text:anchor-type="paragraph" draw:z-index="5" draw:name="Forma6" draw:style-name="gr6" draw:text-style-name="P88" svg:width="11.676cm" svg:height="2.378cm" svg:x="2.628cm" svg:y="3.152cm"><draw:text-box><text:p>Example:</text:p><text:p/><text:p>createPhysicalObject( ‘test’, ‘black’, 20, 75, 10, <text:s/>10, true, true );</text:p></draw:text-box></draw:frame><text:span text:style-name="T20">Use the function createPhysicalObject( ) and pass as parameters the following sequence: objectName, color, </text:span><text:span text:style-name="T22">initialPosX, initialPosY, drawingWidth, drawingHeight, useGravity, useCollision.</text:span></text:p>
      <text:p text:style-name="P73"/>
      <text:p text:style-name="P73"/>
      <text:p text:style-name="P73"/>
      <text:p text:style-name="P73"/>
      <text:p text:style-name="P23"><text:tab/><text:tab/><text:tab/><text:span text:style-name="T34">Circular body</text:span></text:p>
      <text:p text:style-name="P61"><draw:frame text:anchor-type="paragraph" draw:z-index="21" draw:name="Forma6" draw:style-name="gr6" draw:text-style-name="P88" svg:width="11.676cm" svg:height="2.378cm" svg:x="2.628cm" svg:y="3.152cm"><draw:text-box><text:p>Example:</text:p><text:p/><text:p>createPhysicalObject( ‘test’, ‘black’, 20, 75, 10, true, true );</text:p></draw:text-box></draw:frame><text:span text:style-name="T22">Use the function create</text:span><text:span text:style-name="T24">Circular</text:span><text:span text:style-name="T22">PhysicalObject( ) and pass as parameters the following sequence: objectName, color, initialPosX, initialPosY, </text:span><text:span text:style-name="T24">circleRadius</text:span><text:span text:style-name="T22">, useGravity, useCollision.</text:span></text:p>
      <text:p text:style-name="P74"/>
      <text:p text:style-name="P74"/>
      <text:p text:style-name="P74"/>
      <text:p text:style-name="P74"/>
      <text:p text:style-name="P23"><text:tab/><text:tab/><text:tab/><text:span text:style-name="T34">Custom body</text:span></text:p>
      <text:p text:style-name="P61"><draw:frame text:anchor-type="paragraph" draw:z-index="22" draw:name="Forma6" draw:style-name="gr21" draw:text-style-name="P88" svg:width="11.676cm" svg:height="5.358cm" svg:x="2.628cm" svg:y="3.152cm"><draw:text-box><text:p>Example:</text:p><text:p/><text:p>function draw( ){</text:p><text:p><text:tab/>display.fillStyle = ‘blue’;</text:p><text:p><text:s text:c="12"/>display.beginPath();</text:p><text:p><text:s text:c="12"/>display.arc(physicalObejct.test.x, physicalObject.test.y, 5, <text:tab/><text:tab/><text:tab/><text:tab/>Math.PI, Math.PI*1.5);</text:p><text:p><text:s text:c="12"/>display.fill();</text:p><text:p>}</text:p><text:p/><text:p>createPhysicalObject( ‘test’, draw, 20, 75, true, true );</text:p></draw:text-box></draw:frame><text:span text:style-name="T22">Use the function create</text:span><text:span text:style-name="T24">Custom</text:span><text:span text:style-name="T22">PhysicalObject( ) and pass as parameters the following sequence: objectName, </text:span><text:span text:style-name="T24">drawingFunction,</text:span><text:span text:style-name="T22"> initialPosX, initialPosY, useGravity, useCollision.</text:span></text:p>
      <text:p text:style-name="P82">Dealing with PhysicalObject’s proprieties</text:p>
      <text:p text:style-name="P36"/>
      <text:p text:style-name="P37">You can access all of the PhysicalObject’s properties by using:</text:p>
      <text:p text:style-name="P37"><draw:frame text:anchor-type="paragraph" draw:z-index="2" draw:name="Forma3" draw:style-name="gr3" draw:text-style-name="P87" svg:width="8.891cm" svg:height="3.054cm" svg:x="4.255cm" svg:y="1.023cm"><draw:text-box><text:p text:style-name="P86"><text:span text:style-name="T39">physicalObjects.</text:span><text:span text:style-name="T1">objectName.property = newValue</text:span></text:p><text:p text:style-name="P86"><text:span text:style-name="T1"/></text:p><text:p text:style-name="P86"><text:span text:style-name="T1">Or</text:span></text:p><text:p text:style-name="P86"><text:span text:style-name="T1"/></text:p><text:p text:style-name="P86"><text:span text:style-name="T39">physicalObjects[</text:span><text:span text:style-name="T1">objectName].property = newValue</text:span></text:p></draw:text-box></draw:frame><draw:frame text:anchor-type="paragraph" draw:z-index="6" draw:name="Forma7" draw:style-name="gr7" draw:text-style-name="P88" svg:width="8.31cm" svg:height="4.188cm" svg:x="5.036cm" svg:y="5.964cm"><draw:text-box><text:p>Example:</text:p><text:p/><text:p>physicalObjects.test.vx = -20;</text:p><text:p/><text:p><text:tab/><text:tab/><text:tab/>Or</text:p><text:p/><text:p>physicalObejcts[“test”].vx = -20;</text:p></draw:text-box></draw:frame><text:tab/></text:p>
      <text:p text:style-name="P83">Deleting PhysicalObjects</text:p>
      <text:p text:style-name="P37"/>
      <text:p text:style-name="P37">To delete a PhysicalObject you can use:</text:p>
      <text:p text:style-name="P37"><draw:frame text:anchor-type="paragraph" draw:z-index="3" draw:name="Forma4" draw:style-name="gr4" draw:text-style-name="P87" svg:width="12.256cm" svg:height="2.495cm" svg:x="2.249cm" svg:y="1.39cm"><draw:text-box><text:p text:style-name="P86"><text:span text:style-name="T39">delete <text:s/>physicalObjects.</text:span><text:span text:style-name="T1">objectName</text:span></text:p><text:p text:style-name="P86"><text:span text:style-name="T1"/></text:p><text:p text:style-name="P86"><text:span text:style-name="T1">Or</text:span></text:p><text:p text:style-name="P86"><text:span text:style-name="T1"/></text:p><text:p text:style-name="P86"><text:span text:style-name="T39">deletePhysicalObject(</text:span><text:span text:style-name="T1"> objectName </text:span><text:span text:style-name="T39">)</text:span></text:p></draw:text-box></draw:frame><draw:frame text:anchor-type="paragraph" draw:z-index="7" draw:name="Forma9" draw:style-name="gr8" draw:text-style-name="P88" svg:width="5.883cm" svg:height="3.966cm" svg:x="5.636cm" svg:y="5.424cm"><draw:text-box><text:p>Example:</text:p><text:p/><text:p>deletePhysicalObejct( ‘test’ );</text:p></draw:text-box></draw:frame></text:p>
      <text:p text:style-name="P67"><text:tab/>Input</text:p>
      <text:p text:style-name="P50"><text:tab/></text:p>
      <text:p text:style-name="P79">Adding inputs</text:p>
      <text:p text:style-name="P10"/>
      <text:p text:style-name="P38">To add an input you can use the function addInput( ). Inform the parameters keyCode(int), pressingFunction and releasingFunction(optional), <text:span text:style-name="T35">identifier(optional)</text:span>. </text:p>
      <text:p text:style-name="P38"/>
      <text:p text:style-name="P38"><draw:frame text:anchor-type="paragraph" draw:z-index="8" draw:name="Forma8" draw:style-name="gr9" draw:text-style-name="P88" svg:width="8.335cm" svg:height="3.41cm" svg:x="4.965cm" svg:y="-0.254cm"><draw:text-box><text:p>Example:</text:p><text:p/><text:p>function goUp( ){ }</text:p><text:p>function stopGoUp( ){ }</text:p><text:p/><text:p>addInput( 38, goUp, stopGoUp, ‘playerJump’ );</text:p></draw:text-box></draw:frame></text:p>
      <text:p text:style-name="P38"/>
      <text:p text:style-name="P38"/>
      <text:p text:style-name="P38"/>
      <text:p text:style-name="P38">All of the inputs are saved on an object called inputs and can be accessed. </text:p>
      <text:p text:style-name="P38">The eventListener for the keyboard inputs are already defined.</text:p>
      <text:p text:style-name="P70"><text:span text:style-name="T11">Collisio</text:span><text:span text:style-name="T13">n</text:span></text:p>
      <text:p text:style-name="P80">Adding collisions</text:p>
      <text:p text:style-name="P39"/>
      <text:p text:style-name="P39">To add a collision use the function <text:span text:style-name="T29">createCollisionHandler</text:span>( ) using the parameters PhysicalObject1, PhysicalObject2 and collisionFunction.</text:p>
      <text:p text:style-name="P39"/>
      <text:p text:style-name="P39"><draw:frame text:anchor-type="paragraph" draw:z-index="9" draw:name="Forma10" draw:style-name="gr10" draw:text-style-name="P88" svg:width="13.771cm" svg:height="3.476cm" svg:x="2.205cm" svg:y="0.351cm"><draw:text-box><text:p>Example:</text:p><text:p/><text:p>function stopAll( ){ }</text:p><text:p/><text:p>createCollisionHandler( physicalObjects.test1, physicalObjects.test2, stopAll }</text:p></draw:text-box></draw:frame><text:tab/></text:p>
      <text:p text:style-name="P39"/>
      <text:p text:style-name="P39"/>
      <text:p text:style-name="P39"/>
      <text:p text:style-name="P39"/>
      <text:p text:style-name="P40">The object collisionHandlers keeps all of the collision situations created and is open to changes.</text:p>
      <text:p text:style-name="P40"/>
      <text:p text:style-name="P13"/>
      <text:p text:style-name="P69">Setting up CustomPhysicalObject’s collision</text:p>
      <text:p text:style-name="P25"/>
      <text:p text:style-name="P44">As told on the introduction about PhysicalObjects, custom shaped objects need to receive a circular or rectangular collision box to be understood by the algorithm. To add their boxes use the function setCustomCollision( ) with the parameters PhysicalObject, type(circle/<text:span text:style-name="T36">square), posX, posY, width/radius(width to square type and radius to circle type), height(just used by circle type).</text:span></text:p>
      <text:p text:style-name="P44"><draw:frame text:anchor-type="paragraph" draw:z-index="23" draw:name="Forma18" draw:style-name="gr22" draw:text-style-name="P88" svg:width="10.985cm" svg:height="4.384cm" svg:x="3.297cm" svg:y="0.471cm"><draw:text-box><text:p>Example:</text:p><text:p/><text:p>SetCustomCollision( physicalObjects.test, ‘square’, physicalObjects.test.x, physicalObjects.test.y-10, 10, 20 );</text:p><text:p/><text:p>Example2: </text:p><text:p/><text:p>SetCustomCollision( physicalObjects.test, ‘circle’, physicalObjects.test.x, physicalObjects.test.y-10, 10 );</text:p></draw:text-box></draw:frame></text:p>
      <text:p text:style-name="P44"/>
      <text:p text:style-name="P44"/>
      <text:p text:style-name="P44"/>
      <text:p text:style-name="P44"/>
      <text:p text:style-name="P44"/>
      <text:p text:style-name="P45">Keep in mind that if you don’t use a position relative to the object the collision box will remain static.</text:p>
      <text:p text:style-name="P68"><text:tab/>Loop</text:p>
      <text:p text:style-name="P51"/>
      <text:p text:style-name="P52"><text:span text:style-name="T11"><text:tab/></text:span><text:span text:style-name="T16">Adding functions to Loop</text:span></text:p>
      <text:p text:style-name="P11"/>
      <text:p text:style-name="P40">Loop is the function that initiate the simulation and keeps calling itself, so every function that needs to be repeated each frame has to be added to it.</text:p>
      <text:p text:style-name="P40">The function addToLoop( ) use as parameter a function and a priority which can be either ‘high’ or ‘low’. A high priority function will run first than the others, and a low priority will run after all of them. The default to priority is ‘low’.</text:p>
      <text:p text:style-name="P40"/>
      <text:p text:style-name="P40"><draw:frame text:anchor-type="paragraph" draw:z-index="10" draw:name="Forma11" draw:style-name="gr11" draw:text-style-name="P88" svg:width="4.991cm" svg:height="3.213cm" svg:x="5.971cm" svg:y="0.051cm"><draw:text-box><text:p>Example:</text:p><text:p/><text:p>function score( ){ }</text:p><text:p/><text:p>addToLoop( score, ‘high’ );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  <loext:footer-first>
        <text:p text:style-name="MP1"/>
      </loext:footer-first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4T13:14:40.501000000</dc:date>
    <meta:editing-duration>PT1H34M50S</meta:editing-duration>
    <meta:editing-cycles>12</meta:editing-cycles>
    <meta:generator>LibreOffice/6.2.4.2$Windows_X86_64 LibreOffice_project/2412653d852ce75f65fbfa83fb7e7b669a126d64</meta:generator>
    <meta:document-statistic meta:table-count="0" meta:image-count="0" meta:object-count="0" meta:page-count="16" meta:paragraph-count="105" meta:word-count="893" meta:character-count="6104" meta:non-whitespace-character-count="5146"/>
  </office:meta>
</office:document-meta>
</file>